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mily-generic="swiss"/>
    <style:font-face style:name="Arial, sans-serif" svg:font-family="'Arial, sans-serif'"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1" style:font-size-complex="12pt"/>
    </style:style>
    <style:style style:name="P2" style:family="paragraph" style:parent-style-name="Standard">
      <style:paragraph-properties fo:margin-top="0cm" fo:margin-bottom="0cm" fo:line-height="150%" fo:text-align="justify" style:justify-single-word="false"/>
    </style:style>
    <style:style style:name="P3" style:family="paragraph" style:parent-style-name="Text_20_body">
      <style:text-properties style:font-size-complex="12pt"/>
    </style:style>
    <style:style style:name="P4" style:family="paragraph" style:parent-style-name="Text_20_body">
      <style:paragraph-properties fo:margin-top="0cm" fo:margin-bottom="0cm" fo:line-height="150%"/>
    </style:style>
    <style:style style:name="P5" style:family="paragraph" style:parent-style-name="Text_20_body">
      <style:paragraph-properties fo:margin-top="0cm" fo:margin-bottom="0cm" fo:line-height="150%"/>
      <style:text-properties style:font-name="Times New Roman" style:font-size-complex="12pt"/>
    </style:style>
    <style:style style:name="P6" style:family="paragraph" style:parent-style-name="Text_20_body" style:master-page-name="Standard">
      <style:paragraph-properties fo:margin-top="0cm" fo:margin-bottom="0cm" fo:line-height="150%" style:page-number="auto"/>
    </style:style>
    <style:style style:name="T1" style:family="text">
      <style:text-properties style:font-name="Times New Roman"/>
    </style:style>
    <style:style style:name="T2" style:family="text">
      <style:text-properties style:font-name="Times New Roman" style:font-size-complex="12pt"/>
    </style:style>
    <style:style style:name="T3" style:family="text">
      <style:text-properties style:font-name="Times New Roman" fo:font-style="italic" style:font-style-asian="italic" style:font-size-complex="12pt"/>
    </style:style>
    <style:style style:name="T4" style:family="text">
      <style:text-properties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Copyeditor : Mathilde Nicolas. </text:span></text:p>
      <text:p text:style-name="P4"><text:span text:style-name="T2">Creator: Le Normand Jacques I</text:span></text:p>
      <text:p text:style-name="P4"><text:span text:style-name="T2">Title: Marché de fourniture de bois entre Antoine Petit, maître charpentier, et Charles de Vigarany, entrepreneur des ballets du roi, pour le théâtre des Plaisirs de l'Île enchantée à Versailles.</text:span></text:p>
      <text:p text:style-name="P4"><text:span text:style-name="T2">Date: 1664/03/20. </text:span></text:p>
      <text:p text:style-name="P4"><text:span text:style-name="T2">Bibl: Le Normand Jacques I, </text:span><text:span text:style-name="T3">Marché de fourniture de bois entre Antoine Petit, maître charpentier, et Charles de Vigarany, entrepreneur des ballets du roi, pour le théâtre des Plaisirs de l'Île enchantée à Versailles, </text:span><text:span text:style-name="T2">1664.</text:span></text:p>
      <text:p text:style-name="P5"/>
      <text:p text:style-name="P5"/>
      <text:p text:style-name="Text_20_body"><text:span text:style-name="_3c_pb_3e_"><text:span text:style-name="T1">386</text:span></text:span></text:p>
      <text:p text:style-name="Text_20_body"><text:span text:style-name="Corps_20_de_20_texte_20_Car">Fut present</text:span><text:span text:style-name="T4"> </text:span><text:span text:style-name="_3c_persName_3e_"><text:span text:style-name="T1">Anthoine Petit</text:span></text:span><text:span text:style-name="T4">, maistre charpentier à </text:span><text:span text:style-name="_3c_placeName_3e_"><text:span text:style-name="T1">Paris</text:span></text:span><text:span text:style-name="T4">, demeurant </text:span><text:span text:style-name="_3c_placeName_3e_"><text:span text:style-name="T1">rue Saincte-Anne</text:span></text:span><text:span text:style-name="T4">, </text:span><text:span text:style-name="_3c_placeName_3e_"><text:span text:style-name="T1">parroisse Sainct-Roch</text:span></text:span><text:span text:style-name="T4">, lequel a faict marché, promis et promect à </text:span><text:span text:style-name="_3c_persName_3e_"><text:span text:style-name="T1">Maistre Charles de Vigarany</text:span></text:span><text:span text:style-name="T4">, gentilhomme modenois, demeurant dans </text:span><text:span text:style-name="_3c_placeName_3e_"><text:span text:style-name="T1">les galleryes du Louvre</text:span></text:span><text:span text:style-name="T4">, </text:span><text:span text:style-name="_3c_placeName_3e_"><text:span text:style-name="T1">parroisse Sainct-Germainl'Auxerrois</text:span></text:span><text:span text:style-name="T4">, à ce present et acceptant, de luy fournir et livrer à </text:span><text:span text:style-name="_3c_placeName_3e_"><text:span text:style-name="T1">Versailles</text:span></text:span><text:span text:style-name="T4"> quinze jours après l'ordre que ledict </text:span><text:span text:style-name="_3c_persName_3e_"><text:span text:style-name="T1">sieur Vigarany</text:span></text:span><text:span text:style-name="T4"> luy aura donné, les bois cy-après declarés, iceux faconnez et possez. Premierement, </text:span><text:span text:style-name="T4"><office:annotation office:name="__Annotation__55_782584859"><dc:creator>Windows User</dc:creator><dc:date>2020-03-28T15:03:00.83</dc:date><textooo:sender-initials>WU</textooo:sender-initials><text:p>Tout ceci est-il à mettre en description ?</text:p></office:annotation></text:span><text:span text:style-name="T4">vingt-huict pieces de bois, scavoir quatre de vingt-sept pieds de long sur cinq à sept poulces d'espoisseur, quatre autres de vingt-cinq pieds de long, le tout de bois de chesne, quatre de vingt-trois pieds de long sur cinq à sept poulces d'espoisseur, quatre de vingt-un de long aussy sur cinq à sept</text:span><text:bookmark text:name="_GoBack"/><text:span text:style-name="T4"> pouces d'espoisseur, quatre de semblable longueur et espoisseur, le tout de bois de sapin, douze solives de cinq à sept poulces d'espoisseur et de dix-huict pieds de long, deux solives de vingt-deux pieds de pareille espoisseur que les douze susdictes, huict autres solives de vingt-deux pieds pour les chassis, unze solives de seize pieds pour les potteaux et dehors et pour la piece du millieu, quatorze solives de seize pieds pour les potteaux des coulices, douze autres solives pour les poteaux du reste du </text:span><text:span text:style-name="_3c_tech_3e_"><text:span text:style-name="T1">theatre</text:span></text:span><text:span text:style-name="T4">, le tout de bois de sapin et aussy de pareille espoisseur que susdict, douze premieres solives, soixante planches de bastau de dix-huict pieds de long pour toutes les escharpes du </text:span><text:span text:style-name="_3c_tech_3e_"><text:span text:style-name="T1">theatre</text:span></text:span><text:span text:style-name="T4">, pour faire le </text:span><text:span text:style-name="_3c_tech_3e_"><text:span text:style-name="T1">pont de derriere</text:span></text:span><text:span text:style-name="T4"> et aux </text:span><text:span text:style-name="_3c_tech_3e_"><text:span text:style-name="T1">deux de devant</text:span></text:span><text:span text:style-name="T4"> et pour les </text:span><text:span text:style-name="_3c_tech_3e_"><text:span text:style-name="T1">quatre rochers</text:span></text:span><text:span text:style-name="T4">. Fournira aussy ledict </text:span><text:span text:style-name="_3c_persName_3e_"><text:span text:style-name="T1">Petit </text:span></text:span><text:span text:style-name="T4">ainsy que dessus est dit douze solives pour le </text:span><text:span text:style-name="_3c_tech_3e_"><text:span text:style-name="T1">pont de derriere</text:span></text:span><text:span text:style-name="T4">, cinq autres solives pour les six traiteaux, trente-deux solives pour les </text:span><text:span text:style-name="_3c_tech_3e_"><text:span text:style-name="T1">ponts de devant</text:span></text:span><text:span text:style-name="T4">, vingt-huict solives pour les</text:span><text:span text:style-name="_3c_tech_3e_"><text:span text:style-name="T1"> petits rochers</text:span></text:span><text:span text:style-name="T4">, le tout de bois de sapin de pareille grosseur que celles cy- </text:span></text:p>
      <text:p text:style-name="P3"/>
      <text:p text:style-name="Text_20_body"><text:span text:style-name="_3c_pb_3e_"><text:span text:style-name="T1">387</text:span></text:span></text:p>
      <text:p text:style-name="Text_20_body"><text:span text:style-name="T4">dessus et des longueurs convenables et cent vingt-trois planches de basteau de dix-huict pieds de long</text:span><office:annotation-end office:name="__Annotation__55_782584859"/><text:span text:style-name="T4">; tout ledict bois cy-dessus declaré bon, loyal et marchand, bien faconné et possé, comme dict est. Ce present marché ainsy faict moyennant la somme de quinze cens livres tournois sur laquelle ledict </text:span><text:span text:style-name="_3c_persName_3e_"><text:span text:style-name="T1">Petit</text:span></text:span><text:span text:style-name="T4"> a confessé avoir eu et receu dudict </text:span><text:span text:style-name="_3c_persName_3e_"><text:span text:style-name="T1">sieur Vigarany</text:span></text:span><text:span text:style-name="T4"> la somme </text:span><text:soft-page-break/><text:span text:style-name="T4">de cinq cens livres tournois dont etc quictant etc, et pour les mil livres restans ledict </text:span><text:span text:style-name="_3c_persName_3e_"><text:span text:style-name="T1">sieur Vigarany</text:span></text:span><text:span text:style-name="T4"> a promis et promect les payer audict </text:span><text:span text:style-name="_3c_persName_3e_"><text:span text:style-name="T1">Petit</text:span></text:span><text:span text:style-name="T4"> ou au porteur au fur et à mesure que ledict bois se fassonnera et posera, auquel bois ledict </text:span><text:span text:style-name="_3c_persName_3e_"><text:span text:style-name="T1">Petit</text:span></text:span><text:span text:style-name="T4"> promect aussy faire tous les trous et chevilles necessaires, lesquels bois cy-dessus ledict </text:span><text:span text:style-name="_3c_persName_3e_"><text:span text:style-name="T1">sieur Vigarany</text:span></text:span><text:span text:style-name="T4"> sera tenu de faire à ses frais et despens conduire de cette ville audict </text:span><text:span text:style-name="_3c_placeName_3e_"><text:span text:style-name="T1">Versailles</text:span></text:span><text:span text:style-name="T4">, comme ladicte voiture n'estant comprise au present marché. Promectant etc, obligeant chacun en droit soy. Renonceant etc. </text:span></text:p>
      <text:p text:style-name="P3"/>
      <text:p text:style-name="Text_20_body"><text:span text:style-name="T4">Faict et passé à </text:span><text:span text:style-name="_3c_placeName_3e_"><text:span text:style-name="T1">Paris</text:span></text:span><text:span text:style-name="T4"> ausdictes </text:span><text:span text:style-name="_3c_placeName_3e_"><text:span text:style-name="T1">galleryes du Louvre</text:span></text:span><text:span text:style-name="T4">, l'an </text:span><text:span text:style-name="_3c_date_3e_"><text:span text:style-name="T1">mil six cens soixante et quatre le vingtiesme jour de mars </text:span></text:span><text:span text:style-name="T4">et ont signé </text:span></text:p>
      <text:p text:style-name="Text_20_body"><text:span text:style-name="_3c_persName_3e_"><text:span text:style-name="T1">VIGARANY</text:span></text:span><text:span text:style-name="T4"> <text:tab/><text:tab/><text:tab/><text:tab/><text:tab/><text:tab/></text:span><text:span text:style-name="_3c_persName_3e_"><text:span text:style-name="T1">A. PETIT</text:span></text:span><text:span text:style-name="T4"> </text:span></text:p>
      <text:p text:style-name="Text_20_body"><text:span text:style-name="_3c_persName_3e_"><text:span text:style-name="T1">CHUPPIN</text:span></text:span><text:span text:style-name="T4"> </text:span><text:span text:style-name="T4"><office:annotation office:name="__Annotation__95_782584859"><dc:creator>Windows User</dc:creator><dc:date>2020-03-28T14:52:00.84</dc:date><textooo:sender-initials>WU</textooo:sender-initials><text:p>La mention (notaire) a été rajouté dans la transcription de l’ouvrage Cent ans de recherches sur Molière, faut-il la garder ou la supprimer ? Les abréviations n’ont pas été gardées dans cette transcription. </text:p></office:annotation></text:span><text:span text:style-name="T4">(notaire)</text:span><office:annotation-end office:name="__Annotation__95_782584859"/><text:span text:style-name="T4"><text:tab/><text:tab/><text:tab/><text:tab/><text:tab/></text:span><text:span text:style-name="_3c_persName_3e_"><text:span text:style-name="T1">LENORMAND</text:span></text:span><text:span text:style-name="T4"> (notaire)</text:span></text:p>
      <text:p text:style-name="P3"/>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mily-generic="swiss"/>
    <style:font-face style:name="Arial, sans-serif" svg:font-family="'Arial, sans-serif'"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_3c_l_3e_" style:display-name="&lt;l&gt;" style:family="paragraph" style:parent-style-name="Standard" style:default-outline-level="" style:list-style-name="">
      <style:paragraph-properties fo:margin-top="0cm" fo:margin-bottom="0cm" fo:line-height="100%"/>
      <style:text-properties style:font-name="Times" fo:font-size="12pt" style:font-name-asian="Times1" style:font-size-asian="12pt" style:language-asian="fr" style:country-asian="FR" style:font-name-complex="Times New Roman1" style:font-size-complex="10pt"/>
    </style:style>
    <style:style style:name="_3c_label.head_3e_" style:display-name="&lt;label.head&gt;" style:family="paragraph" style:parent-style-name="Text_20_body" style:default-outline-level="" style:list-style-name="">
      <style:paragraph-properties fo:margin-left="0cm" fo:margin-right="0cm" fo:text-indent="1.251cm" style:auto-text-indent="false"/>
      <style:text-properties fo:font-style="italic" fo:font-weight="bold" style:font-style-asian="italic" style:font-weight-asian="bold"/>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name_3e_" style:display-name="&lt;name&gt;" style:family="text">
      <style:text-properties fo:color="#00000a" fo:background-color="#0000ff"/>
    </style:style>
    <style:style style:name="_3c_tech_3e_" style:display-name="&lt;tech&gt;" style:family="text">
      <style:text-properties fo:background-color="#ffff00"/>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_3c_label.speaker_3e_" style:display-name="&lt;label.speaker&gt;" style:family="text" style:parent-style-name="Default_20_Paragraph_20_Font">
      <style:text-properties fo:font-style="italic" style:font-style-asian="italic"/>
    </style:style>
    <style:style style:name="_3c_label.head_3e__20_Car" style:display-name="&lt;label.head&gt; Car" style:family="text" style:parent-style-name="Corps_20_de_20_texte_20_Car">
      <style:text-properties style:font-name="Times" fo:font-size="12pt" fo:font-style="italic" fo:font-weight="bold" style:font-name-asian="Times1" style:font-size-asian="12pt" style:language-asian="fr" style:country-asian="FR" style:font-style-asian="italic" style:font-weight-asian="bold" style:font-name-complex="Times New Roman1" style:font-size-complex="10pt"/>
    </style:style>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2"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3</meta:editing-cycles>
    <meta:creation-date>2020-03-28T13:23:00</meta:creation-date>
    <dc:date>2020-03-28T14:04:00</dc:date>
    <meta:editing-duration>PT38S</meta:editing-duration>
    <meta:generator>OpenOffice/4.1.6$Win32 OpenOffice.org_project/416m1$Build-9790</meta:generator>
    <meta:document-statistic meta:table-count="0" meta:image-count="0" meta:object-count="0" meta:page-count="2" meta:paragraph-count="12" meta:word-count="563" meta:character-count="34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